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3104" calcext:value-type="float">
            <text:p>43.1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1872" calcext:value-type="float">
            <text:p>43.1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7488" calcext:value-type="float">
            <text:p>43.1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7112" calcext:value-type="float">
            <text:p>43.1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9784" calcext:value-type="float">
            <text:p>43.2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1704" calcext:value-type="float">
            <text:p>43.3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59" calcext:value-type="float">
            <text:p>43.3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0368" calcext:value-type="float">
            <text:p>43.3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0528" calcext:value-type="float">
            <text:p>43.3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78" calcext:value-type="float">
            <text:p>43.3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7424" calcext:value-type="float">
            <text:p>43.3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6464" calcext:value-type="float">
            <text:p>43.3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0576" calcext:value-type="float">
            <text:p>43.4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2768" calcext:value-type="float">
            <text:p>43.4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0492" calcext:value-type="float">
            <text:p>43.5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5272" calcext:value-type="float">
            <text:p>43.7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8528" calcext:value-type="float">
            <text:p>43.8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2432" calcext:value-type="float">
            <text:p>43.8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84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